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d41cb" officeooo:paragraph-rsid="000d41cb"/>
    </style:style>
    <style:style style:name="P2" style:family="paragraph" style:parent-style-name="Standard">
      <style:paragraph-properties fo:text-align="justify" style:justify-single-word="false"/>
      <style:text-properties officeooo:rsid="000d41cb"/>
    </style:style>
    <style:style style:name="P3" style:family="paragraph" style:parent-style-name="Standard">
      <style:paragraph-properties fo:text-align="justify" style:justify-single-word="false"/>
    </style:style>
    <style:style style:name="P4" style:family="paragraph" style:parent-style-name="Standard">
      <style:paragraph-properties fo:line-height="150%" fo:text-align="justify" style:justify-single-word="false"/>
      <style:text-properties fo:language="pt" fo:country="BR" officeooo:paragraph-rsid="000dd7b7"/>
    </style:style>
    <style:style style:name="P5" style:family="paragraph" style:parent-style-name="Standard">
      <style:paragraph-properties fo:line-height="150%" fo:text-align="justify" style:justify-single-word="false"/>
      <style:text-properties fo:language="pt" fo:country="BR" fo:font-weight="bold" officeooo:paragraph-rsid="000db0db" style:font-weight-asian="bold" style:font-weight-complex="bold"/>
    </style:style>
    <style:style style:name="P6" style:family="paragraph" style:parent-style-name="Standard">
      <style:paragraph-properties fo:line-height="150%" fo:text-align="justify" style:justify-single-word="false"/>
      <style:text-properties style:font-name="Liberation Serif" fo:language="pt" fo:country="BR" officeooo:rsid="0002682e" officeooo:paragraph-rsid="000db0db"/>
    </style:style>
    <style:style style:name="P7" style:family="paragraph" style:parent-style-name="Standard">
      <style:paragraph-properties fo:line-height="150%" fo:text-align="justify" style:justify-single-word="false"/>
      <style:text-properties style:font-name="Liberation Serif" fo:language="pt" fo:country="BR" fo:font-weight="bold" officeooo:rsid="0002682e" officeooo:paragraph-rsid="000db0db" style:font-weight-asian="bold" style:font-weight-complex="bold"/>
    </style:style>
    <style:style style:name="P8" style:family="paragraph" style:parent-style-name="Standard">
      <style:paragraph-properties fo:line-height="150%" fo:text-align="justify" style:justify-single-word="false"/>
      <style:text-properties style:font-name="Liberation Serif" fo:language="pt" fo:country="BR" officeooo:rsid="0074bc4d" officeooo:paragraph-rsid="000db0db"/>
    </style:style>
    <style:style style:name="P9" style:family="paragraph" style:parent-style-name="Standard">
      <style:paragraph-properties fo:line-height="150%" fo:text-align="justify" style:justify-single-word="false"/>
      <style:text-properties style:font-name="Liberation Serif" fo:language="pt" fo:country="BR" officeooo:paragraph-rsid="000dd7b7"/>
    </style:style>
    <style:style style:name="P10" style:family="paragraph" style:parent-style-name="Standard">
      <style:paragraph-properties fo:line-height="150%" fo:text-align="justify" style:justify-single-word="false"/>
      <style:text-properties officeooo:paragraph-rsid="000db0db"/>
    </style:style>
    <style:style style:name="P11" style:family="paragraph" style:parent-style-name="Standard">
      <style:paragraph-properties fo:line-height="150%" fo:text-align="justify" style:justify-single-word="false"/>
      <style:text-properties officeooo:paragraph-rsid="000dd7b7"/>
    </style:style>
    <style:style style:name="P12" style:family="paragraph" style:parent-style-name="Text_20_body">
      <style:paragraph-properties fo:text-align="justify" style:justify-single-word="false"/>
      <style:text-properties officeooo:paragraph-rsid="000a009e"/>
    </style:style>
    <style:style style:name="P13" style:family="paragraph" style:parent-style-name="Text_20_body">
      <style:paragraph-properties fo:text-align="justify" style:justify-single-word="false"/>
      <style:text-properties officeooo:rsid="000a009e" officeooo:paragraph-rsid="000a009e"/>
    </style:style>
    <style:style style:name="P14"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bold" officeooo:rsid="0002682e" officeooo:paragraph-rsid="000db0db" style:font-weight-asian="bold" style:font-weight-complex="bold"/>
    </style:style>
    <style:style style:name="P15"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0032f68" officeooo:paragraph-rsid="000db0db" fo:background-color="#ffff00" style:font-weight-asian="normal" style:font-weight-complex="normal"/>
    </style:style>
    <style:style style:name="P16" style:family="paragraph" style:parent-style-name="Standard">
      <style:paragraph-properties fo:line-height="150%" fo:text-align="justify" style:justify-single-word="false" fo:break-before="page"/>
      <style:text-properties style:font-name="Liberation Serif" fo:language="pt" fo:country="BR" officeooo:rsid="0002682e" officeooo:paragraph-rsid="000db0db"/>
    </style:style>
    <style:style style:name="P17" style:family="paragraph" style:parent-style-name="Standard">
      <style:paragraph-properties fo:line-height="150%" fo:text-align="justify" style:justify-single-word="false" fo:break-before="page"/>
      <style:text-properties fo:language="pt" fo:country="BR" fo:font-weight="bold" officeooo:paragraph-rsid="000db0db" style:font-weight-asian="bold" style:font-weight-complex="bold"/>
    </style:style>
    <style:style style:name="P18" style:family="paragraph" style:parent-style-name="Contents_20_1">
      <style:paragraph-properties fo:line-height="150%" fo:text-align="justify" style:justify-single-word="false">
        <style:tab-stops>
          <style:tab-stop style:position="16.007cm" style:type="right" style:leader-style="dotted" style:leader-text="."/>
        </style:tab-stops>
      </style:paragraph-properties>
      <style:text-properties fo:language="pt" fo:country="BR" fo:font-weight="normal" officeooo:paragraph-rsid="000db0db" style:font-weight-asian="normal" style:font-weight-complex="normal"/>
    </style:style>
    <style:style style:name="P19" style:family="paragraph" style:parent-style-name="Contents_20_1">
      <style:paragraph-properties fo:line-height="150%">
        <style:tab-stops>
          <style:tab-stop style:position="16.007cm" style:type="right" style:leader-style="dotted" style:leader-text="."/>
        </style:tab-stops>
      </style:paragraph-properties>
      <style:text-properties officeooo:paragraph-rsid="000db0db"/>
    </style:style>
    <style:style style:name="P20" style:family="paragraph" style:parent-style-name="Standard" style:list-style-name="L1">
      <style:paragraph-properties fo:line-height="150%" fo:text-align="justify" style:justify-single-word="false"/>
      <style:text-properties officeooo:paragraph-rsid="000dd7b7"/>
    </style:style>
    <style:style style:name="P21" style:family="paragraph" style:parent-style-name="Standard" style:list-style-name="L2">
      <style:paragraph-properties fo:line-height="150%" fo:text-align="justify" style:justify-single-word="false"/>
      <style:text-properties officeooo:paragraph-rsid="000dd7b7"/>
    </style:style>
    <style:style style:name="P22" style:family="paragraph" style:parent-style-name="Standard" style:list-style-name="L1">
      <style:paragraph-properties fo:line-height="150%" fo:text-align="justify" style:justify-single-word="false"/>
      <style:text-properties style:font-name="Liberation Serif" fo:language="pt" fo:country="BR" fo:font-style="normal" officeooo:rsid="0074bc4d" officeooo:paragraph-rsid="000dd7b7" style:font-style-asian="normal" style:font-style-complex="normal"/>
    </style:style>
    <style:style style:name="T1" style:family="text">
      <style:text-properties style:font-name="Liberation Serif" fo:font-style="italic" officeooo:rsid="004b05ef" style:font-style-asian="italic" style:font-style-complex="italic"/>
    </style:style>
    <style:style style:name="T2" style:family="text">
      <style:text-properties style:font-name="Liberation Serif" fo:font-weight="bold" officeooo:rsid="004b05ef" style:font-weight-asian="bold" style:font-weight-complex="bold"/>
    </style:style>
    <style:style style:name="T3" style:family="text">
      <style:text-properties style:font-name="Liberation Serif" officeooo:rsid="004b05ef"/>
    </style:style>
    <style:style style:name="T4" style:family="text">
      <style:text-properties style:font-name="Liberation Serif" officeooo:rsid="004b05ef" fo:background-color="#ffffff" loext:char-shading-value="0"/>
    </style:style>
    <style:style style:name="T5" style:family="text">
      <style:text-properties fo:font-weight="bold" style:font-weight-asian="bold" style:font-weight-complex="bold"/>
    </style:style>
    <style:style style:name="T6" style:family="text">
      <style:text-properties fo:font-weight="bold" officeooo:rsid="00032f68" style:font-weight-asian="bold" style:font-weight-complex="bold"/>
    </style:style>
    <style:style style:name="T7" style:family="text">
      <style:text-properties officeooo:rsid="0002682e"/>
    </style:style>
    <style:style style:name="T8" style:family="text">
      <style:text-properties fo:font-style="italic" style:font-style-asian="italic" style:font-style-complex="italic"/>
    </style:style>
    <style:style style:name="T9" style:family="text">
      <style:text-properties fo:font-style="italic" officeooo:rsid="01f9e9d7" style:font-style-asian="italic" style:font-style-complex="italic"/>
    </style:style>
    <style:style style:name="T10" style:family="text">
      <style:text-properties fo:font-style="italic" officeooo:rsid="003169b3" style:font-style-asian="italic" style:font-style-complex="italic"/>
    </style:style>
    <style:style style:name="T11" style:family="text">
      <style:text-properties fo:font-style="italic" officeooo:rsid="0002682e" style:font-style-asian="italic" style:font-style-complex="italic"/>
    </style:style>
    <style:style style:name="T12" style:family="text">
      <style:text-properties officeooo:rsid="003169b3"/>
    </style:style>
    <style:style style:name="T13" style:family="text">
      <style:text-properties officeooo:rsid="0601dcb8"/>
    </style:style>
    <style:style style:name="T14" style:family="text">
      <style:text-properties fo:background-color="#ffffff"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onografia I </text:p>
      <text:p text:style-name="P13">Acadêmico: Alefe Variani</text:p>
      <text:p text:style-name="P12"><text:bookmark text:name="yui_3_9_1_2_1431033083023_193"/>Atividade 2 </text:p>
      <text:p text:style-name="P13">b) Entrega das etapas: Objetivo geral, Objetivos específicos,Justificativa e a estrutura geral da revisão bibliográfica;</text:p>
      <text:p text:style-name="P10"><text:toc-mark text:string-value=" " text:outline-level="1"/></text:p>
      <text:p text:style-name="P7"><text:toc-mark-start text:id="IMark122532008" text:outline-level="1"/>2. OBJETIVOS<text:toc-mark-end text:id="IMark122532008"/></text:p>
      <text:p text:style-name="P6"/>
      <text:p text:style-name="P6"><text:tab/><text:toc-mark-start text:id="IMark122532184" text:outline-level="1"/><text:span text:style-name="T5">2.1 Objetivo geral</text:span><text:toc-mark-end text:id="IMark122532184"/></text:p>
      <text:p text:style-name="P6"/>
      <text:p text:style-name="P9"><text:span text:style-name="T7"><text:tab/>Fazer um levantamento sobre tecnologias e práticas que utilizam os conceitos do DevOps, analisar às melhorias que o DevOps pode trazer para o ambiente de desenvolvimento de </text:span><text:span text:style-name="T9">software</text:span><text:span text:style-name="T7"> e aplicá-la em uma situação real, para verificar se a abordagem realmente traz benefícios aos envolvidos no processo de desenvolvimento de </text:span><text:span text:style-name="T11">softwar</text:span><text:span text:style-name="T10">e</text:span><text:span text:style-name="T12">.</text:span></text:p>
      <text:p text:style-name="P6"/>
      <text:p text:style-name="P14"><text:toc-mark-start text:id="IMark122533128" text:outline-level="1"/>2.2 Objetivos específicos<text:toc-mark-end text:id="IMark122533128"/></text:p>
      <text:p text:style-name="P6"><text:tab/></text:p>
      <text:list xml:id="list933208844490422936" text:style-name="L1">
        <text:list-item>
          <text:p text:style-name="P20">Conhecer os processos do desenvolvimento de <text:span text:style-name="Fonte_20_parág._20_padrão"><text:span text:style-name="T8">software.</text:span></text:span></text:p>
        </text:list-item>
        <text:list-item>
          <text:p text:style-name="P20">Entender conceitos da metodologia que se aplicam ao ambiente DevOps.</text:p>
        </text:list-item>
        <text:list-item>
          <text:p text:style-name="P20">Aplicar conceitos do DevOps no CRS – Unochapecó.</text:p>
        </text:list-item>
        <text:list-item>
          <text:p text:style-name="P20">Melhorar o ambiente de desenvolvimento e monitoramento da aplicação através do uso cultura do DevOps.</text:p>
        </text:list-item>
        <text:list-item>
          <text:p text:style-name="P20">Aplicar uma proposta em um ambiente desenvolvimento real, utilizando conceitos e práticas do DevOps.</text:p>
        </text:list-item>
        <text:list-item>
          <text:p text:style-name="P22">Analisar o comportamento, vantagens e desvantagens que a proposta traz ao ambiente de desenvolvimento.</text:p>
        </text:list-item>
      </text:list>
      <text:p text:style-name="P8"/>
      <text:p text:style-name="P16"><text:toc-mark-start text:id="IMark122534488" text:outline-level="1"/><text:span text:style-name="T5">3. </text:span><text:span text:style-name="T6">JUSTIFICAVA</text:span><text:toc-mark-end text:id="IMark122534488"/></text:p>
      <text:p text:style-name="P15"/>
      <text:p text:style-name="P4"><text:span text:style-name="T3"><text:tab/>Entregar um </text:span><text:span text:style-name="Fonte_20_parág._20_padrão"><text:span text:style-name="T1">software</text:span></text:span><text:span text:style-name="T3"> em produção se torna cada dia um processo mais difícil, ciclos longos para entregas e para testes, divisão entre equipes desenvolvimento e operações, aplicações sem monitoramento e ambientes de desenvolvimento e produção diferentes, são fatores para este problema. Mesmo equipes ágeis produzindo </text:span><text:span text:style-name="Fonte_20_parág._20_padrão"><text:span text:style-name="T1">software</text:span></text:span><text:span text:style-name="T3"> entregáveis ao final de cada iteração, ainda sofre-se para chegar em produção quando encontram estas barreiras. (SATO, 2013).</text:span></text:p>
      <text:p text:style-name="P11"><text:tab/>Embora tenham surgido várias metodologias ágeis de desenvolvimento de <text:span text:style-name="Fonte_20_parág._20_padrão"><text:span text:style-name="T8">software</text:span></text:span>, e muitas empresas aderiram à uma metodologia ágil, desenvolvendo produtos mais rapidamente, as empresas ainda encontram problemas de monitoramento de suas aplicações, dificuldade em manter o ambiente de desenvolvimento idêntico ao ambiente de produção e realizar <text:span text:style-name="Fonte_20_parág._20_padrão"><text:span text:style-name="T8">deploy</text:span></text:span> de maneira fácil e com menos chances de erros no ambiente de produção. (SATO, 2013).</text:p>
      <text:p text:style-name="P11"><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4267864802733828837" text:style-name="L2">
        <text:list-item>
          <text:p text:style-name="P21">Medos de mudanças, quando uma versão de <text:span text:style-name="Fonte_20_parág._20_padrão"><text:span text:style-name="T8">software</text:span></text:span> finalmente é entregue, equipes de operações acreditam que <text:span text:style-name="Fonte_20_parág._20_padrão"><text:span text:style-name="T8">software</text:span></text:span>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p>
        </text:list-item>
        <text:list-item>
          <text:p text:style-name="P21">Liberações de versões (<text:span text:style-name="Emphasis">Deployments</text:span>)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p>
        </text:list-item>
        <text:list-item>
          <text:p text:style-name="P21">“Funciona na minha máquina” expressão bastante comum, são problemas que se manifestam apenas no ambiente de produção. Estes problemas normalmente são identificados pela equipe de operações, quando os próprios usuários descobrem e reportam os problemas. Após análise, o problema é informado aos desenvolvedores, que verificam e acabam dizendo “na minha máquina funciona”. <text:s/>Entretanto não são analisadas as diferenças entre o ambiente de desenvolvimento do ambiente de <text:soft-page-break/>produção e os vários fatores importantes diante disso, SO (sistema operacional), versões e arquivos de configuração são alguns deles.</text:p>
        </text:list-item>
        <text:list-item>
          <text:p text:style-name="P21"><text:span text:style-name="Fonte_20_parág._20_padrão"><text:span text:style-name="T14">Silos</text:span></text:span><text:span text:style-name="Ref._20_de_20_nota_20_de_20_rodapé"><text:span text:style-name="T14"><text:note text:id="ftn1" text:note-class="footnote"><text:note-citation>1</text:note-citation><text:note-body><text:p text:style-name="Footnote">Silos – são considerados os vários departamentos que a empresa de TI pode ter, onde cada um mantêm suas funcionalidades, sem haver interações umas com as outras.</text:p></text:note-body></text:note></text:span></text:span><text:span text:style-name="Fonte_20_parág._20_padrão"><text:span text:style-name="T14">,</text:span></text:span> geralmente nas empresas de TI as equipes são divididas por desenvolvedores e operações ou outras equipes que existam. Isso causa desperdício, podendo levar à uma cultura de os problemas serem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p>
        </text:list-item>
        <text:list-item>
          <text:p text:style-name="P21">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4"><text:span text:style-name="Fonte_20_parág._20_padrão"><text:span text:style-name="T2"><text:tab/></text:span></text:span><text:span text:style-name="T3"> Kevin Behr, autor e diretor de área tecnológica da </text:span><text:span text:style-name="Fonte_20_parág._20_padrão"><text:span text:style-name="T1">Praxis Flow</text:span></text:span><text:span text:style-name="T3">, explica "Você não pode comprar DevOps numa caixa" (</text:span><text:span text:style-name="Fonte_20_parág._20_padrão"><text:span text:style-name="T4">RACKSPACE</text:span></text:span><text:span text:style-name="T3">),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1">software</text:span></text:span><text:span text:style-name="T3"> de valor, capaz de transformar a vida das pessoas. (SETE, 2015).</text:span></text:p>
      <text:p text:style-name="P3"/>
      <text:p text:style-name="P17"><text:span text:style-name="T13">E</text:span>STRUTURA GERAL DA REVISÃO BIBLIOGRÁFICA</text:p>
      <text:p text:style-name="P5"/>
      <text:p text:style-name="Standard"><text:a xlink:type="simple" xlink:href="#__RefHeading___Toc8095_741857935" text:style-name="Index_20_Link" text:visited-style-name="Index_20_Link">4. REVISÃO BIBLIOGRÁFICA</text:a></text:p>
      <text:p text:style-name="Standard"><text:a xlink:type="simple" xlink:href="#__RefHeading___Toc8097_741857935" text:style-name="Index_20_Link" text:visited-style-name="Index_20_Link">4.1 Apresentação dos diferentes Ambientes de desenvolvimento de </text:a><text:a xlink:type="simple" xlink:href="#__RefHeading___Toc8097_741857935" text:style-name="Index_20_Link" text:visited-style-name="Index_20_Link"><text:span text:style-name="T8">software</text:span></text:a></text:p>
      <text:p text:style-name="Standard"><text:a xlink:type="simple" xlink:href="#__RefHeading___Toc8099_741857935" text:style-name="Index_20_Link" text:visited-style-name="Index_20_Link">4.1.1 Ambiente de Desenvolvimento</text:a></text:p>
      <text:p text:style-name="Standard"><text:a xlink:type="simple" xlink:href="#__RefHeading___Toc8101_741857935" text:style-name="Index_20_Link" text:visited-style-name="Index_20_Link">4.1.2 Ambiente de Produção</text:a></text:p>
      <text:p text:style-name="Standard"><text:a xlink:type="simple" xlink:href="#__RefHeading___Toc8103_741857935" text:style-name="Index_20_Link" text:visited-style-name="Index_20_Link">4.1.3 Ambiente de Operações</text:a></text:p>
      <text:p text:style-name="Standard"><text:a xlink:type="simple" xlink:href="#__RefHeading___Toc8105_741857935" text:style-name="Index_20_Link" text:visited-style-name="Index_20_Link">4.1.4 Considerações finais</text:a></text:p>
      <text:p text:style-name="Standard"><text:a xlink:type="simple" xlink:href="#__RefHeading___Toc8107_741857935" text:style-name="Index_20_Link" text:visited-style-name="Index_20_Link">4.2 Monitoramento de aplicações</text:a></text:p>
      <text:p text:style-name="Standard"><text:a xlink:type="simple" xlink:href="#__RefHeading___Toc8109_741857935" text:style-name="Index_20_Link" text:visited-style-name="Index_20_Link">4.2.1 Considerações finais</text:a></text:p>
      <text:p text:style-name="Standard"><text:a xlink:type="simple" xlink:href="#__RefHeading___Toc8239_741857935" text:style-name="Index_20_Link" text:visited-style-name="Index_20_Link">4.3 Problemas entre equipes de Desenvolvimento e equipes de Operações</text:a></text:p>
      <text:p text:style-name="Standard"><text:a xlink:type="simple" xlink:href="#__RefHeading___Toc8241_741857935" text:style-name="Index_20_Link" text:visited-style-name="Index_20_Link">4.3.1 Equipes de Desenvolvimento</text:a></text:p>
      <text:p text:style-name="Standard"><text:a xlink:type="simple" xlink:href="#__RefHeading___Toc8243_741857935" text:style-name="Index_20_Link" text:visited-style-name="Index_20_Link">4.3.2 Equipes de Operações</text:a></text:p>
      <text:p text:style-name="Standard"><text:a xlink:type="simple" xlink:href="#__RefHeading___Toc8245_741857935" text:style-name="Index_20_Link" text:visited-style-name="Index_20_Link">4.3.3 Problemas entre as Equipes</text:a></text:p>
      <text:p text:style-name="Standard"><text:a xlink:type="simple" xlink:href="#__RefHeading___Toc8247_741857935" text:style-name="Index_20_Link" text:visited-style-name="Index_20_Link">4.3.4 Considerações finais</text:a></text:p>
      <text:p text:style-name="Standard"><text:a xlink:type="simple" xlink:href="#__RefHeading___Toc8259_741857935" text:style-name="Index_20_Link" text:visited-style-name="Index_20_Link">4.4 DevOps</text:a></text:p>
      <text:p text:style-name="Standard"><text:a xlink:type="simple" xlink:href="#__RefHeading___Toc8261_741857935" text:style-name="Index_20_Link" text:visited-style-name="Index_20_Link">4.4.1 Introdução</text:a></text:p>
      <text:p text:style-name="Standard"><text:a xlink:type="simple" xlink:href="#__RefHeading___Toc8253_741857935" text:style-name="Index_20_Link" text:visited-style-name="Index_20_Link">4.4.2 Como surgiu</text:a></text:p>
      <text:p text:style-name="Standard"><text:a xlink:type="simple" xlink:href="#__RefHeading___Toc8255_741857935" text:style-name="Index_20_Link" text:visited-style-name="Index_20_Link">4.4.3 Conceitos</text:a></text:p>
      <text:p text:style-name="Standard"><text:a xlink:type="simple" xlink:href="#__RefHeading___Toc8257_741857935" text:style-name="Index_20_Link" text:visited-style-name="Index_20_Link">4.4.4 Ferramentas</text:a></text:p>
      <text:p text:style-name="Standard"><text:a xlink:type="simple" xlink:href="#__RefHeading___Toc8263_741857935" text:style-name="Index_20_Link" text:visited-style-name="Index_20_Link">4.4.4.1 Gerenciamento do ambiente de Desenvolvimento</text:a></text:p>
      <text:p text:style-name="Standard"><text:a xlink:type="simple" xlink:href="#__RefHeading___Toc8265_741857935" text:style-name="Index_20_Link" text:visited-style-name="Index_20_Link">4.4.4.2 Gerenciamento de configurações</text:a></text:p>
      <text:p text:style-name="Standard"><text:a xlink:type="simple" xlink:href="#__RefHeading___Toc8267_741857935" text:style-name="Index_20_Link" text:visited-style-name="Index_20_Link">4.4.4.3 Gerenciamento das configurações da Aplicação</text:a></text:p>
      <text:p text:style-name="Standard"><text:a xlink:type="simple" xlink:href="#__RefHeading___Toc8269_741857935" text:style-name="Index_20_Link" text:visited-style-name="Index_20_Link">4.4.4.4 Monitoramento da Aplicação</text:a></text:p>
      <text:p text:style-name="Standard"><text:a xlink:type="simple" xlink:href="#__RefHeading___Toc8271_741857935" text:style-name="Index_20_Link" text:visited-style-name="Index_20_Link">4.4.5 Considerações finais</text:a></text:p>
      <text:p text:style-name="Standard"/>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Fonte_20_parág._20_padrão" style:display-name="Fonte parág. padrão" style:family="text"/>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Ref._20_de_20_nota_20_de_20_rodapé" style:display-name="Ref. de nota de rodapé" style:family="text" style:parent-style-name="Fonte_20_parág._20_padrão">
      <style:text-properties style:text-position="super 6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d41cb" officeooo:paragraph-rsid="000d41c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hapecó – SC, maio. 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8:14:27.771385497</meta:creation-date>
    <meta:generator>LibreOffice/4.4.3.2$Linux_X86_64 LibreOffice_project/40m0$Build-2</meta:generator>
    <dc:date>2015-05-22T11:07:01.833840736</dc:date>
    <meta:editing-duration>PT15M12S</meta:editing-duration>
    <meta:editing-cycles>6</meta:editing-cycles>
    <meta:document-statistic meta:table-count="0" meta:image-count="0" meta:object-count="0" meta:page-count="4" meta:paragraph-count="52" meta:word-count="904" meta:character-count="6056" meta:non-whitespace-character-count="5199"/>
  </office:meta>
</office:document-meta>
</file>